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Standard">
      <style:text-properties style:font-name="Source Sans Pro" fo:language="de" fo:country="AT" officeooo:rsid="000acd94" officeooo:paragraph-rsid="000b6bdb"/>
    </style:style>
    <style:style style:name="P2" style:family="paragraph" style:parent-style-name="Standard">
      <style:text-properties style:use-window-font-color="true" loext:opacity="0%" style:font-name="Source Sans Pro" fo:language="de" fo:country="AT" officeooo:rsid="000acd94" officeooo:paragraph-rsid="000acd94"/>
    </style:style>
    <style:style style:name="P3" style:family="paragraph" style:parent-style-name="Standard">
      <style:text-properties style:use-window-font-color="true" loext:opacity="0%" style:font-name="Source Sans Pro" fo:language="de" fo:country="AT" officeooo:rsid="00093e26" officeooo:paragraph-rsid="00093e26"/>
    </style:style>
    <style:style style:name="P4" style:family="paragraph" style:parent-style-name="Standard">
      <style:text-properties style:use-window-font-color="true" loext:opacity="0%" style:font-name="Source Sans Pro" fo:language="de" fo:country="AT" officeooo:rsid="000b6bdb" officeooo:paragraph-rsid="000b6bdb"/>
    </style:style>
    <style:style style:name="P5" style:family="paragraph" style:parent-style-name="Table_20_Contents">
      <style:text-properties style:use-window-font-color="true" loext:opacity="0%" style:font-name="Source Sans Pro" officeooo:rsid="000b6bdb" officeooo:paragraph-rsid="000b6bdb"/>
    </style:style>
    <style:style style:name="P6" style:family="paragraph" style:parent-style-name="Standard">
      <style:text-properties officeooo:paragraph-rsid="000acd94"/>
    </style:style>
    <style:style style:name="P7" style:family="paragraph" style:parent-style-name="Standard" style:list-style-name="L1">
      <style:text-properties officeooo:paragraph-rsid="000b6bdb"/>
    </style:style>
    <style:style style:name="P8" style:family="paragraph" style:parent-style-name="Standard" style:list-style-name="L1">
      <style:text-properties style:use-window-font-color="true" loext:opacity="0%" style:font-name="Source Sans Pro" fo:language="de" fo:country="AT" officeooo:rsid="000acd94" officeooo:paragraph-rsid="000b6bdb"/>
    </style:style>
    <style:style style:name="P9" style:family="paragraph" style:parent-style-name="Table_20_Contents" style:list-style-name="L2">
      <style:text-properties style:use-window-font-color="true" loext:opacity="0%" style:font-name="Source Sans Pro" officeooo:rsid="000b6bdb" officeooo:paragraph-rsid="000b6bdb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Source Sans Pro" officeooo:rsid="000acd94"/>
    </style:style>
    <style:style style:name="T3" style:family="text">
      <style:text-properties style:use-window-font-color="true" loext:opacity="0%" style:font-name="Source Sans Pro" style:text-underline-style="none" officeooo:rsid="000acd94"/>
    </style:style>
    <style:style style:name="T4" style:family="text">
      <style:text-properties style:use-window-font-color="true" loext:opacity="0%" style:font-name="Source Sans Pro" style:text-underline-style="none" officeooo:rsid="000b6bdb"/>
    </style:style>
    <style:style style:name="T5" style:family="text">
      <style:text-properties style:use-window-font-color="true" loext:opacity="0%" fo:language="de" fo:country="AT"/>
    </style:style>
    <style:style style:name="T6" style:family="text">
      <style:text-properties officeooo:rsid="000b6bd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ventuell Interessante Quellen von der Diplomarbeit:</text:p>
      <text:p text:style-name="P4">Waschmittel, Aufgabe in Hygiene und Umwelt (1992): <text:a xlink:type="simple" xlink:href="https://ubdata.univie.ac.at/AC00500759" text:style-name="Internet_20_link" text:visited-style-name="Visited_20_Internet_20_Link">https://ubdata.univie.ac.at/AC00500759</text:a></text:p>
      <text:p text:style-name="P4">Generelle Infos über Waschmittel: <text:a xlink:type="simple" xlink:href="https://www.seilnacht.com/waschm/vollw.html" text:style-name="Internet_20_link" text:visited-style-name="Visited_20_Internet_20_Link">https://www.seilnacht.com/waschm/vollw.html</text:a></text:p>
      <text:p text:style-name="P4">Infos über Bleimittel (60 Seiten pdf): <text:a xlink:type="simple" xlink:href="https://cutt.ly/h1Q874w" text:style-name="Internet_20_link" text:visited-style-name="Visited_20_Internet_20_Link">https://cutt.ly/h1Q874w</text:a></text:p>
      <text:p text:style-name="P4">Theorie der Farbigkeit: <text:a xlink:type="simple" xlink:href="http://www.bhbrand.de/downloads/1farbigkeit.pdf" text:style-name="Internet_20_link" text:visited-style-name="Visited_20_Internet_20_Link">http://www.bhbrand.de/downloads/1farbigkeit.pdf</text:a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language="zxx" fo:country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8:47:52.278895753</meta:creation-date>
    <meta:generator>LibreOffice/7.4.5.1$Linux_X86_64 LibreOffice_project/40$Build-1</meta:generator>
    <dc:date>2023-01-29T19:00:33.676461100</dc:date>
    <meta:editing-duration>P1DT2H34M15S</meta:editing-duration>
    <meta:editing-cycles>4</meta:editing-cycles>
    <meta:document-statistic meta:table-count="0" meta:image-count="0" meta:object-count="0" meta:page-count="1" meta:paragraph-count="5" meta:word-count="30" meta:character-count="351" meta:non-whitespace-character-count="326"/>
  </office:meta>
</office:document-meta>
</file>